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Basic/Standard/Celtix.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Tahoma1" svg:font-family="Tahoma"/>
    <style:font-face style:name="Courier New1" svg:font-family="'Courier New'" style:font-family-generic="modern" style:font-pitch="fixed"/>
    <style:font-face style:name="Courier New2"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P1" style:family="paragraph" style:parent-style-name="HC_5f_HeadingChapter" style:master-page-name="First_20_Page"/>
    <style:style style:name="P2" style:family="paragraph" style:parent-style-name="Contents_20_1">
      <style:paragraph-properties>
        <style:tab-stops>
          <style:tab-stop style:position="6.9in" style:type="right" style:leader-style="dotted" style:leader-text="."/>
        </style:tab-stops>
      </style:paragraph-properties>
    </style:style>
    <style:style style:name="P3" style:family="paragraph" style:parent-style-name="Contents_20_2">
      <style:paragraph-properties>
        <style:tab-stops>
          <style:tab-stop style:position="6.7035in" style:type="right" style:leader-style="dotted" style:leader-text="."/>
        </style:tab-stops>
      </style:paragraph-properties>
    </style:style>
    <style:style style:name="P4" style:family="paragraph" style:parent-style-name="N_5f_Normal" style:list-style-name="L1">
      <style:paragraph-properties fo:margin-left="-0.5in" fo:margin-right="0in" fo:text-indent="0in" style:auto-text-indent="false"/>
    </style:style>
    <style:style style:name="fr1" style:family="graphic" style:parent-style-name="Frame">
      <style:graphic-properties style:wrap="none" style:vertical-pos="bottom" style:vertical-rel="paragraph-content" style:horizontal-pos="center" style:horizontal-rel="paragraph" fo:background-color="transparent" style:background-transparency="100%" fo:padding="0.0598in" fo:border="0.0008in solid #000000" style:shadow="none">
        <style:background-image/>
        <style:columns fo:column-count="0" fo:column-gap="0in"/>
      </style:graphic-properties>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Example"/>
      </text:sequence-decls>
      <text:user-field-decls>
        <text:user-field-decl office:value-type="string" office:string-value="Note: " text:name="Note"/>
      </text:user-field-decls>
      <text:p text:style-name="P1">Using Dynamic Languages to Implement Services</text:p>
      <text:table-of-content text:style-name="Sect1" text:protected="true" text:name="Table of Contents1">
        <text:table-of-content-source text:outline-level="3" text:use-outline-level="false" text:use-index-source-styles="true">
          <text:index-title-template text:style-name="Contents_20_Heading">Table of Contents</text:index-title-template>
          <text:table-of-content-entry-template text:outline-level="1" text:style-name="Contents_20_1">
            <text:index-entry-link-start text:style-name="Defaul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Defaul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Defaul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Defaul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Defaul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Defaul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Defaul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Defaul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Defaul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Default"/>
            <text:index-entry-chapter/>
            <text:index-entry-text/>
            <text:index-entry-tab-stop style:type="right" style:leader-char="."/>
            <text:index-entry-page-number/>
            <text:index-entry-link-end/>
          </text:table-of-content-entry-template>
          <text:index-source-styles text:outline-level="1">
            <text:index-source-style text:style-name="S_5f_Section"/>
          </text:index-source-styles>
          <text:index-source-styles text:outline-level="2">
            <text:index-source-style text:style-name="SS_5f_Subsection"/>
          </text:index-source-styles>
        </text:table-of-content-source>
        <text:index-body>
          <text:index-title text:style-name="Sect2" text:name="Table of Contents1_Head">
            <text:p text:style-name="Contents_20_Heading">Table of Contents</text:p>
          </text:index-title>
          <text:p text:style-name="P2"><text:a xlink:type="simple" xlink:href="#1.Overview|outline" text:style-name="Default" text:visited-style-name="Default">Overview<text:tab/>1</text:a></text:p>
          <text:p text:style-name="P2"><text:a xlink:type="simple" xlink:href="#2.Implementing a Service in JavaScript|outline" text:style-name="Default" text:visited-style-name="Default">Implementing a Service in JavaScript<text:tab/>1</text:a></text:p>
          <text:p text:style-name="P3"><text:a xlink:type="simple" xlink:href="#2.1.Defining the Metadata|outline" text:style-name="Default" text:visited-style-name="Default">Defining the Metadata<text:tab/>1</text:a></text:p>
          <text:p text:style-name="P3"><text:a xlink:type="simple" xlink:href="#2.2.Implementing the Service Logic|outline" text:style-name="Default" text:visited-style-name="Default">Implementing the Service Logic<text:tab/>2</text:a></text:p>
          <text:p text:style-name="P2"><text:a xlink:type="simple" xlink:href="#3.Implementing a Service in ECMAScript for XML(E4X)|outline" text:style-name="Default" text:visited-style-name="Default">Implementing a Service in ECMAScript for XML(E4X)<text:tab/>2</text:a></text:p>
        </text:index-body>
      </text:table-of-content>
      <text:h text:style-name="S_5f_Section" text:outline-level="1">Overview</text:h>
      <text:p text:style-name="N_5f_Normal">JavaScript, also known by its formal name ECMAScript, is one of the many dynamic languages that are growing in prevalence in development environments. It provides a quick and lightweight means of creating functionality that can be run on a number of platforms. Another strength of JavaScript is that applications can be quickly rewritten.</text:p>
      <text:p text:style-name="N_5f_Normal">Celtix provides support for developing services using JavaScript and ECMAScript for XML(E4X). The pattern used to develop these services are similar to JAX-WS <text:span text:style-name="Code_20_in_20_Text">Provider</text:span> implementations that handle their requests and responses (either SOAP messages or SOAP payloads) as DOM documents.</text:p>
      <text:h text:style-name="S_5f_Section" text:outline-level="1">Implementing a Service in JavaScript</text:h>
      <text:p text:style-name="N_5f_Normal">Writing a service in JavaScript is a two step process:</text:p>
      <text:list text:style-name="Numbering_20_1">
        <text:list-item text:start-value="1">
          <text:p text:style-name="LNF_5f_ListNumberFirst"><text:a xlink:type="simple" xlink:href="#2.1.Defining the Metadata|outline">Define</text:a> the JAX-WS style metadata.</text:p>
        </text:list-item>
        <text:list-item>
          <text:p text:style-name="LN_5f_ListNumber"><text:a xlink:type="simple" xlink:href="#2.2.Implementing the Service Logic|outline">Implement</text:a> the services business logic.</text:p>
        </text:list-item>
      </text:list>
      <text:h text:style-name="SS_5f_Subsection" text:outline-level="2">Defining the Metadata</text:h>
      <text:p text:style-name="N_5f_Normal">Normal Java providers typically use Java annotations to specify JAX-WS metadata. Since JavaScript does not support annotations, you use ordinary JavaScript variables to specify metadata for JavaScript implementations. Celtix treats any JavaScript variable in your code whose name equals or begins with <text:span text:style-name="Code_20_in_20_Text">WebServiceProvider</text:span> as a JAX-WS metadata variable.</text:p>
      <text:list text:style-name="L1">
        <text:list-header>
          <text:p text:style-name="P4">Properties of the variable are expected to specify the same metadata that the JAX-WS <text:span text:style-name="Code_20_in_20_Text">WebServiceProvider</text:span> annotation specifies, including:</text:p>
        </text:list-header>
      </text:list>
      <text:list text:style-name="List_20_1">
        <text:list-item>
          <text:p text:style-name="LB_5f_ListBullet"><text:span text:style-name="Code_20_in_20_Text">wsdlLocation</text:span> specifies a URL for the WSDL defining the service.</text:p>
        </text:list-item>
        <text:list-item>
          <text:p text:style-name="LB_5f_ListBullet"><text:span text:style-name="Code_20_in_20_Text">serviceName</text:span> specifies the name of the service.</text:p>
        </text:list-item>
        <text:list-item>
          <text:p text:style-name="LB_5f_ListBullet"><text:span text:style-name="Code_20_in_20_Text">portName</text:span> specifies the service's port/interface name.</text:p>
        </text:list-item>
        <text:list-item>
          <text:p text:style-name="LB_5f_ListBullet"><text:span text:style-name="Code_20_in_20_Text">targetNamespace</text:span> specifies the target namespace of the service.</text:p>
        </text:list-item>
      </text:list>
      <text:p text:style-name="N_5f_Normal">The JavaScript <text:span text:style-name="Code_20_in_20_Text">WebServiceProvider</text:span> can also specify the following optional properties:</text:p>
      <text:list text:style-name="List_20_1">
        <text:list-item text:start-value="1">
          <text:p text:style-name="LB_5f_ListBullet"><text:span text:style-name="Code_20_in_20_Text">ServiceMode</text:span> indicates whether the specified service handles SOAP payload documents or full SOAP message documents. This property mimics the JAX-WS <text:span text:style-name="Code_20_in_20_Text">ServiceMode</text:span> annotation. The default value is <text:span text:style-name="Code_20_in_20_Text">PAYLOAD</text:span>.</text:p>
        </text:list-item>
        <text:list-item>
          <text:p text:style-name="LB_5f_ListBullet"><text:span text:style-name="Code_20_in_20_Text">BindingMode</text:span> indicates the service binding ID URL. The default is the SOAP 1.1/HTTP binding.</text:p>
        </text:list-item>
        <text:list-item>
          <text:p text:style-name="LB_5f_ListBullet"><text:span text:style-name="Code_20_in_20_Text">EndpointAddress</text:span> indicates the URL consumer applications use to communicate with this service. The property is optional but has no default.</text:p>
        </text:list-item>
      </text:list>
      <text:p text:style-name="N_5f_Normal"><draw:frame draw:style-name="fr1" draw:name="Frame2" text:anchor-type="paragraph" svg:width="6.75in" draw:z-index="0"><draw:text-box fo:min-height="0.3299in"><text:p text:style-name="C_5f_Code">var WebServiceProvider1 = {</text:p><text:p text:style-name="C_5f_Code"><text:s text:c="4"/>'wsdlLocation': 'file:./wsdl/hello_world.wsdl',</text:p><text:p text:style-name="C_5f_Code"><text:s text:c="4"/>'serviceName': 'SOAPService1',</text:p><text:p text:style-name="C_5f_Code"><text:s text:c="4"/>'portName': 'SoapPort1',</text:p><text:p text:style-name="C_5f_Code"><text:s text:c="4"/>'targetNamespace': 'http://objectweb.org/hello_world_soap_http',</text:p><text:p text:style-name="C_5f_Code">};</text:p><text:p text:style-name="Caption">Example <text:sequence text:ref-name="refExample0" text:name="Example" text:formula="ooow:Example+1" style:num-format="1">1</text:sequence>: JavaScript WebServiceProvider Metadata</text:p></draw:text-box></draw:frame><text:sequence-ref text:reference-format="category-and-value" text:ref-name="refExample0">Example 1</text:sequence-ref> shows a metadata description for a JavaScript service implementation.</text:p>
      <text:h text:style-name="SS_5f_Subsection" text:outline-level="2">Implementing the Service Logic</text:h>
      <text:p text:style-name="N_5f_Normal">You implement the service's logic using the required <text:span text:style-name="Code_20_in_20_Text">invoke</text:span> property of the <text:span text:style-name="Code_20_in_20_Text">WebServiceProvider</text:span> variable. This variable is a function that accepts one input argument, a <text:span text:style-name="Code_20_in_20_Text">javax.xml.transform.dom.DOMSource</text:span> node, and returns a document of the same type. The <text:span text:style-name="Code_20_in_20_Text">invoke</text:span> function can manipulate either the input or output documents using the regular Java <text:span text:style-name="Code_20_in_20_Text">DOMSource</text:span> class interface just as a Java application would.</text:p>
      <text:p text:style-name="N_5f_Normal"><draw:frame draw:style-name="fr1" draw:name="Frame1" text:anchor-type="paragraph" svg:width="6.75in" draw:z-index="1"><draw:text-box fo:min-height="0.3299in"><text:p text:style-name="C_5f_Code">WebServiceProvider.invoke = function(document) {</text:p><text:p text:style-name="C_5f_Code"><text:s text:c="4"/>var ns4 = "http://objectweb.org/hello_world_soap_http/types";</text:p><text:p text:style-name="C_5f_Code"><text:s text:c="4"/>var list = document.getElementsByTagNameNS(ns4, "requestType");</text:p><text:p text:style-name="C_5f_Code"><text:s text:c="4"/>var name = list.item(0).getFirstChild().getNodeValue();</text:p><text:p text:style-name="C_5f_Code"><text:s text:c="4"/>var newDoc = document.getImplementation().createDocument(ns4, "ns4:greetMeResponse", null);</text:p><text:p text:style-name="C_5f_Code"><text:s text:c="4"/>var el = newDoc.createElementNS(ns4, "ns4:responseType");</text:p><text:p text:style-name="C_5f_Code"><text:s text:c="4"/>var txt = newDoc.createTextNode("Hi " + name);</text:p><text:p text:style-name="C_5f_Code"><text:s text:c="4"/>el.insertBefore(txt, null);</text:p><text:p text:style-name="C_5f_Code"><text:s text:c="4"/>newDoc.getDocumentElement().insertBefore(el, null);</text:p><text:p text:style-name="C_5f_Code"><text:s text:c="4"/>return newDoc;</text:p><text:p text:style-name="C_5f_Code">}</text:p><text:p text:style-name="Caption">Example <text:sequence text:ref-name="refExample1" text:name="Example" text:formula="ooow:Example+1" style:num-format="1">2</text:sequence>: JavaScript Service Implementation</text:p></draw:text-box></draw:frame><text:sequence-ref text:reference-format="category-and-value" text:ref-name="refExample1">Example 2</text:sequence-ref> shows an <text:span text:style-name="Code_20_in_20_Text">invoke</text:span> property for a simple JavaScript service implementation.</text:p>
      <text:h text:style-name="S_5f_Section" text:outline-level="1">Implementing a Service in ECMAScript for XML(E4X)</text:h>
      <text:p text:style-name="N_5f_Normal">Writing a Celtix service using E4X is very similar to writing a service using JavaScript. You define the JAX-WS metadata using the same <text:span text:style-name="Code_20_in_20_Text">WebServiceProvider</text:span> variable in JavaScript. You also implement the service's logic in the <text:span text:style-name="Code_20_in_20_Text">WebServiceProvider</text:span> variable's <text:span text:style-name="Code_20_in_20_Text">invoke</text:span> property.</text:p>
      <text:p text:style-name="N_5f_Normal">The only difference between the two approaches is the type of document the implementation manipulates. When working with E4X, the implementation receives requests as an E4X XML document and returns a document of the same type. These documents are manipulated using built-in E4X XML features.</text:p>
      <text:p text:style-name="N_5f_Normal"><draw:frame draw:style-name="fr1" draw:name="Frame3" text:anchor-type="paragraph" svg:width="6.75in" draw:z-index="2"><draw:text-box fo:min-height="0.3299in"><text:p text:style-name="C_5f_Code">var SOAP_ENV = new Namespace('SOAP-ENV',</text:p><text:p text:style-name="C_5f_Code"><text:s text:c="29"/>'http://schemas.xmlsoap.org/soap/envelope/');</text:p><text:p text:style-name="C_5f_Code">var xs = new Namespace('xs', 'http://www.w3.org/2001/XMLSchema');</text:p><text:p text:style-name="C_5f_Code">var xsi = new Namespace('xsi', 'http://www.w3.org/2001/XMLSchema-instance');</text:p><text:p text:style-name="C_5f_Code">var ns = new Namespace('ns', 'http://objectweb.org/hello_world_soap_http/types');</text:p><text:p text:style-name="C_5f_Code"/><text:p text:style-name="C_5f_Code">WebServiceProvider1.invoke = function(req) {</text:p><text:p text:style-name="C_5f_Code"><text:s text:c="4"/>default xml namespace = ns;</text:p><text:p text:style-name="C_5f_Code"><text:s text:c="4"/>var name = (req..requestType)[0];</text:p><text:p text:style-name="C_5f_Code"><text:s text:c="4"/>default xml namespace = SOAP_ENV;</text:p><text:p text:style-name="C_5f_Code"><text:s text:c="4"/>var resp = &lt;SOAP-ENV:Envelope xmlns:SOAP-ENV={SOAP_ENV} xmlns:xs={xs} xmlns:xsi={xsi}/&gt;;</text:p><text:p text:style-name="C_5f_Code"><text:s text:c="4"/>resp.Body = &lt;Body/&gt;;</text:p><text:p text:style-name="C_5f_Code"><text:s text:c="4"/>resp.Body.ns::greetMeResponse = &lt;ns:greetMeResponse xmlns:ns={ns}/&gt;;</text:p><text:p text:style-name="C_5f_Code"><text:s text:c="4"/>resp.Body.ns::greetMeResponse.ns::responseType = 'Hi ' + name;</text:p><text:p text:style-name="C_5f_Code"><text:s text:c="4"/>return resp;</text:p><text:p text:style-name="C_5f_Code">}</text:p><text:p text:style-name="Caption">Example <text:sequence text:ref-name="refExample2" text:name="Example" text:formula="ooow:Example+1" style:num-format="1">3</text:sequence>: E4X Service Implementation</text:p></draw:text-box></draw:frame><text:sequence-ref text:reference-format="category-and-value" text:ref-name="refExample2">Example 3</text:sequence-ref> shows an <text:span text:style-name="Code_20_in_20_Text">invoke</text:span> property for a simple E4X service imple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Tahoma1" svg:font-family="Tahoma"/>
    <style:font-face style:name="Courier New1" svg:font-family="'Courier New'" style:font-family-generic="modern" style:font-pitch="fixed"/>
    <style:font-face style:name="Courier New2"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05in" fo:margin-bottom="0.05in" style:shadow="none"/>
      <style:text-properties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paragraph-properties fo:margin-top="0.2in" fo:margin-bottom="0.05in" fo:padding="0in" fo:border-left="none" fo:border-right="none" fo:border-top="none" fo:border-bottom="0.0138in solid #9999cc" style:shadow="none"/>
      <style:text-properties fo:color="#cc6633"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padding="0in" fo:border-left="none" fo:border-right="none" fo:border-top="none" fo:border-bottom="0.0071in solid #9999cc" style:shadow="none"/>
      <style:text-properties fo:color="#cc663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list-style-name="Numbering_20_2" style:class="list">
      <style:paragraph-properties fo:margin-left="0.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Addressee"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fo:padding="0in" fo:border-left="none" fo:border-right="none" fo:border-top="none" fo:border-bottom="0.0138in solid #9999cc" style:shadow="none" text:number-lines="false" text:line-number="0"/>
      <style:text-properties fo:color="#cc663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use-window-font-color="tru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Heading_20_1" style:class="chapter">
      <style:paragraph-properties fo:text-align="center" style:justify-single-word="false" style:register-true="true" fo:background-color="transparent" fo:padding="0in" fo:border-left="none" fo:border-right="none" fo:border-top="none" fo:border-bottom="0.0346in solid #9999cc" style:shadow="none">
        <style:tab-stops/>
        <style:background-image/>
      </style:paragraph-properties>
      <style:text-properties fo:color="#cc663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C_5f_Code" style:display-name="C_Code" style:family="paragraph" style:parent-style-name="Text_20_body_20_indent" style:class="text">
      <style:paragraph-properties fo:margin-left="0.252in" fo:margin-right="0.252in" fo:margin-top="0in" fo:margin-bottom="0in" fo:keep-together="always" fo:text-indent="0in" style:auto-text-indent="false" fo:background-color="#e6e6e6" fo:padding="0.0201in" fo:border="0.0008in solid #000000" style:shadow="none" style:join-border="true">
        <style:tab-stops/>
        <style:background-image/>
      </style:paragraph-properties>
      <style:text-properties fo:color="#800000" style:font-name="Courier New" fo:font-size="9pt"/>
    </style:style>
    <style:style style:name="HC_5f_HeadingChapter" style:display-name="HC_HeadingChapter" style:family="paragraph" style:parent-style-name="Title" style:next-style-name="N_5f_Normal"/>
    <style:style style:name="S_5f_Section" style:display-name="S_Section" style:family="paragraph" style:parent-style-name="Heading_20_1" style:next-style-name="N_5f_Normal" style:default-outline-level="1"/>
    <style:style style:name="SS_5f_Subsection" style:display-name="SS_Subsection" style:family="paragraph" style:parent-style-name="Heading_20_2" style:next-style-name="N_5f_Normal" style:default-outline-level="2"/>
    <style:style style:name="N_5f_Normal" style:display-name="N_Normal" style:family="paragraph" style:parent-style-name="Text_20_body"/>
    <style:style style:name="LC_5f_ListContinue" style:display-name="LC_ListContinue" style:family="paragraph" style:parent-style-name="Text_20_body_20_indent">
      <style:paragraph-properties fo:margin-left="0.25in" fo:margin-right="0in" fo:text-indent="0in" style:auto-text-indent="false"/>
    </style:style>
    <style:style style:name="LCI_5f_ListContinueIndent" style:display-name="LCI_ListContinueIndent" style:family="paragraph" style:parent-style-name="LC_5f_ListContinue" style:master-page-name="">
      <style:paragraph-properties fo:margin-left="0.4in" fo:margin-right="0in" fo:text-indent="0in" style:auto-text-indent="false" text:number-lines="false" text:line-number="0"/>
    </style:style>
    <style:style style:name="LN_5f_ListNumber" style:display-name="LN_ListNumber" style:family="paragraph" style:parent-style-name="Text_20_body" style:list-style-name="Numbering_20_1"/>
    <style:style style:name="LNF_5f_ListNumberFirst" style:display-name="LNF_ListNumberFirst" style:family="paragraph" style:parent-style-name="Numbering_20_1" style:next-style-name="LN_5f_ListNumber" style:list-style-name="Numbering_20_1">
      <style:paragraph-properties fo:margin-left="0in" fo:margin-right="0in" fo:margin-top="0.0516in" fo:margin-bottom="0.0516in" fo:text-indent="0in" style:auto-text-indent="false" text:number-lines="true" text:line-number="1"/>
    </style:style>
    <style:style style:name="LB_5f_ListBullet" style:display-name="LB_ListBullet" style:family="paragraph" style:parent-style-name="Text_20_body" style:list-style-name="List_20_1">
      <style:paragraph-properties fo:margin-left="0in" fo:margin-right="0in" fo:text-indent="0in" style:auto-text-indent="false"/>
    </style:style>
    <style:style style:name="LBI_5f_ListBulletIndent" style:display-name="LBI_ListBulletIndent" style:family="paragraph" style:parent-style-name="List_20_2" style:list-style-name="List_20_2">
      <style:paragraph-properties fo:margin-left="0.1965in" fo:margin-right="0in" fo:margin-top="0.0516in" fo:margin-bottom="0.0516in" fo:text-indent="0in" style:auto-text-indent="false"/>
    </style:style>
    <style:style style:name="LNIF_5f_ListNumberIndentFirst" style:display-name="LNIF_ListNumberIndentFirst" style:family="paragraph" style:parent-style-name="Numbering_20_2" style:next-style-name="LNI_5f_ListNumberIndent" style:list-style-name="Numbering_20_2">
      <style:paragraph-properties fo:margin-left="0.1965in" fo:margin-right="0in" fo:margin-top="0.0516in" fo:margin-bottom="0.0516in" fo:text-indent="0in" style:auto-text-indent="false" text:number-lines="true" text:line-number="1"/>
    </style:style>
    <style:style style:name="LNI_5f_ListNumberIndent" style:display-name="LNI_ListNumberIndent" style:family="paragraph" style:parent-style-name="Numbering_20_2">
      <style:paragraph-properties fo:margin-left="0.1965in" fo:margin-right="0in" fo:margin-top="0.0516in" fo:margin-bottom="0.0516in" fo:text-indent="0in" style:auto-text-indent="false" text:number-lines="true" text:line-number="0"/>
    </style:style>
    <style:style style:name="BL_5f_BlockLabel" style:display-name="BL_BlockLabel" style:family="paragraph" style:parent-style-name="Heading_20_3" style:next-style-name="N_5f_Normal" style:master-page-name="">
      <style:paragraph-properties fo:margin-top="0.1701in" fo:margin-bottom="0.0201in"/>
      <style:text-properties fo:color="#cc6633" style:font-name="Arial2" fo:font-size="12pt"/>
    </style:style>
    <style:style style:name="NT_5f_Note" style:display-name="NT_Note" style:family="paragraph" style:next-style-name="N_5f_Normal" style:master-page-name="">
      <style:paragraph-properties fo:margin-left="0.2in" fo:margin-right="0.2in" fo:margin-top="0in" fo:margin-bottom="0.0598in" fo:keep-together="always" fo:text-indent="0in" style:auto-text-indent="false" fo:background-color="#e6e6e6" fo:padding="0.0201in" fo:border="0.0008in solid #000000" style:shadow="none" text:number-lines="true" text:line-number="0">
        <style:tab-stops/>
        <style:background-image/>
      </style:paragraph-properties>
      <style:text-properties fo:font-size="10pt"/>
    </style:style>
    <style:style style:name="Untitled1" style:family="paragraph" style:parent-style-name="NT_5f_Note">
      <style:text-properties fo:font-size="10pt"/>
    </style:style>
    <style:style style:name="Exampl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parent-style-name="Code_20_in_20_Text">
      <style:text-properties style:font-name="Courier New1" fo:font-weight="bold" style:font-name-asian="Courier New1" style:font-name-complex="Courier New1"/>
    </style:style>
    <style:style style:name="Teletype" style:family="text">
      <style:text-properties style:font-name="Courier New1" style:font-name-asian="Courier New1" style:font-name-complex="Courier New1"/>
    </style:style>
    <style:style style:name="Code_20_in_20_Text" style:display-name="Code in Text" style:family="text">
      <style:text-properties fo:color="#800000" style:font-name="Courier New1" fo:font-size="9pt" fo:letter-spacing="normal" fo:background-color="transparent"/>
    </style:style>
    <style:style style:name="Code_20_Emphasis" style:display-name="Code Emphasis" style:family="text" style:parent-style-name="Code_20_in_20_Text">
      <style:text-properties style:font-name="Courier New2" fo:font-size="9pt" fo:font-style="italic" fo:font-weight="normal" fo:background-color="transparent" style:font-name-asian="Arial Unicode MS" style:font-size-asian="14pt" style:font-style-asian="italic" style:font-weight-asian="bold" style:font-name-complex="Tahoma" style:font-size-complex="14pt" style:font-style-complex="italic" style:font-weight-complex="bold"/>
    </style:style>
    <style:style style:name="GUI" style:family="text">
      <style:text-properties fo:font-size="10pt" fo:font-weight="bold"/>
    </style:style>
    <style:style style:name="UserInput" style:family="text" style:parent-style-name="User_20_Entry">
      <style:text-properties fo:color="#800000" style:font-name="Courier New1" fo:font-size="9pt" fo:letter-spacing="normal" fo:font-weight="bold" fo:background-color="transparent" style:font-name-asian="Courier New1" style:font-name-complex="Courier New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25in"/>
      </text:list-level-style-number>
      <text:list-level-style-number text:level="2" text:style-name="Numbering_20_Symbols" style:num-suffix="." style:num-format="1">
        <style:list-level-properties text:space-before="0.1972in" text:min-label-width="0.25in"/>
      </text:list-level-style-number>
      <text:list-level-style-number text:level="3" text:style-name="Numbering_20_Symbols" style:num-suffix="." style:num-format="1">
        <style:list-level-properties text:space-before="0.3937in" text:min-label-width="0.25in"/>
      </text:list-level-style-number>
      <text:list-level-style-number text:level="4" text:style-name="Numbering_20_Symbols" style:num-suffix="." style:num-format="1">
        <style:list-level-properties text:space-before="0.5909in" text:min-label-width="0.25in"/>
      </text:list-level-style-number>
      <text:list-level-style-number text:level="5" text:style-name="Numbering_20_Symbols" style:num-suffix="." style:num-format="1">
        <style:list-level-properties text:space-before="0.7874in" text:min-label-width="0.25in"/>
      </text:list-level-style-number>
      <text:list-level-style-number text:level="6" text:style-name="Numbering_20_Symbols" style:num-suffix="." style:num-format="1">
        <style:list-level-properties text:space-before="0.9846in" text:min-label-width="0.25in"/>
      </text:list-level-style-number>
      <text:list-level-style-number text:level="7" text:style-name="Numbering_20_Symbols" style:num-suffix="." style:num-format="1">
        <style:list-level-properties text:space-before="1.1811in" text:min-label-width="0.25in"/>
      </text:list-level-style-number>
      <text:list-level-style-number text:level="8" text:style-name="Numbering_20_Symbols" style:num-suffix="." style:num-format="1">
        <style:list-level-properties text:space-before="1.3783in" text:min-label-width="0.25in"/>
      </text:list-level-style-number>
      <text:list-level-style-number text:level="9" text:style-name="Numbering_20_Symbols" style:num-suffix="." style:num-format="1">
        <style:list-level-properties text:space-before="1.5752in" text:min-label-width="0.25in"/>
      </text:list-level-style-number>
      <text:list-level-style-number text:level="10" text:style-name="Numbering_20_Symbols" style:num-suffix="." style:num-format="1">
        <style:list-level-properties text:space-before="1.772in" text:min-label-width="0.25in"/>
      </text:list-level-style-number>
    </text:list-style>
    <text:list-style style:name="Numbering_20_2" style:display-name="Numbering 2">
      <text:list-level-style-number text:level="1" style:num-suffix="." style:num-format="i">
        <style:list-level-properties text:min-label-width="0.25in"/>
      </text:list-level-style-number>
      <text:list-level-style-number text:level="2" style:num-suffix="." style:num-format="i" text:start-value="2">
        <style:list-level-properties text:space-before="0.1965in" text:min-label-width="0.25in"/>
      </text:list-level-style-number>
      <text:list-level-style-number text:level="3" style:num-suffix="." style:num-format="i" text:start-value="3">
        <style:list-level-properties text:space-before="0.3929in" text:min-label-width="0.25in"/>
      </text:list-level-style-number>
      <text:list-level-style-number text:level="4" style:num-suffix="." style:num-format="i" text:start-value="4">
        <style:list-level-properties text:space-before="0.7866in" text:min-label-width="0.25in"/>
      </text:list-level-style-number>
      <text:list-level-style-number text:level="5" style:num-suffix="." style:num-format="i" text:start-value="5">
        <style:list-level-properties text:space-before="1.2791in" text:min-label-width="0.25in"/>
      </text:list-level-style-number>
      <text:list-level-style-number text:level="6" style:num-suffix="." style:num-format="i" text:start-value="6">
        <style:list-level-properties text:space-before="1.8693in" text:min-label-width="0.25in"/>
      </text:list-level-style-number>
      <text:list-level-style-number text:level="7" style:num-suffix="." style:num-format="i" text:start-value="7">
        <style:list-level-properties text:space-before="2.5783in" text:min-label-width="0.25in"/>
      </text:list-level-style-number>
      <text:list-level-style-number text:level="8" style:num-suffix="." style:num-format="i" text:start-value="8">
        <style:list-level-properties text:space-before="3.4839in" text:min-label-width="0.25in"/>
      </text:list-level-style-number>
      <text:list-level-style-number text:level="9" style:num-suffix="." style:num-format="i" text:start-value="9">
        <style:list-level-properties text:space-before="4.5075in" text:min-label-width="0.25in"/>
      </text:list-level-style-number>
      <text:list-level-style-number text:level="10" style:num-suffix="." style:num-format="i" text:start-value="10">
        <style:list-level-properties text:space-before="5.6102in" text:min-label-width="0.25in"/>
      </text:list-level-style-number>
    </text:list-style>
    <text:list-style style:name="Numbering_20_3" style:display-name="Numbering 3">
      <text:list-level-style-number text:level="1" text:style-name="Numbering_20_Symbols" style:num-format="1">
        <style:list-level-properties text:min-label-width="0.25in"/>
      </text:list-level-style-number>
      <text:list-level-style-number text:level="2" text:style-name="Numbering_20_Symbols" style:num-format="1" text:start-value="2">
        <style:list-level-properties text:space-before="1.1811in" text:min-label-width="0.25in"/>
      </text:list-level-style-number>
      <text:list-level-style-number text:level="3" text:style-name="Numbering_20_Symbols" style:num-format="1" text:start-value="3">
        <style:list-level-properties text:space-before="2.3626in" text:min-label-width="0.25in"/>
      </text:list-level-style-number>
      <text:list-level-style-number text:level="4" text:style-name="Numbering_20_Symbols" style:num-format="1" text:start-value="4">
        <style:list-level-properties text:space-before="3.5437in" text:min-label-width="0.25in"/>
      </text:list-level-style-number>
      <text:list-level-style-number text:level="5" text:style-name="Numbering_20_Symbols" style:num-format="1" text:start-value="5">
        <style:list-level-properties text:space-before="4.7252in" text:min-label-width="0.25in"/>
      </text:list-level-style-number>
      <text:list-level-style-number text:level="6" text:style-name="Numbering_20_Symbols" style:num-format="1" text:start-value="6">
        <style:list-level-properties text:space-before="5.9063in" text:min-label-width="0.25in"/>
      </text:list-level-style-number>
      <text:list-level-style-number text:level="7" text:style-name="Numbering_20_Symbols" style:num-format="1" text:start-value="7">
        <style:list-level-properties text:space-before="7.0874in" text:min-label-width="0.25in"/>
      </text:list-level-style-number>
      <text:list-level-style-number text:level="8" text:style-name="Numbering_20_Symbols" style:num-format="1" text:start-value="8">
        <style:list-level-properties text:space-before="8.2689in" text:min-label-width="0.25in"/>
      </text:list-level-style-number>
      <text:list-level-style-number text:level="9" text:style-name="Numbering_20_Symbols" style:num-format="1" text:start-value="9">
        <style:list-level-properties text:space-before="9.45in" text:min-label-width="0.25in"/>
      </text:list-level-style-number>
      <text:list-level-style-number text:level="10" text:style-name="Numbering_20_Symbols" style:num-format="1" text:start-value="10">
        <style:list-level-properties text:space-before="10.6311in" text:min-label-width="0.25in"/>
      </text:list-level-style-number>
    </text:list-style>
    <text:list-style style:name="Numbering_20_4" style:display-name="Numbering 4">
      <text:list-level-style-number text:level="1" text:style-name="Numbering_20_Symbols" style:num-suffix="." style:num-format="I">
        <style:list-level-properties text:min-label-width="0.25in"/>
      </text:list-level-style-number>
      <text:list-level-style-number text:level="2" text:style-name="Numbering_20_Symbols" style:num-suffix="." style:num-format="I" text:start-value="2">
        <style:list-level-properties text:space-before="0.1972in" text:min-label-width="0.25in"/>
      </text:list-level-style-number>
      <text:list-level-style-number text:level="3" text:style-name="Numbering_20_Symbols" style:num-suffix="." style:num-format="I" text:start-value="3">
        <style:list-level-properties text:space-before="0.3937in" text:min-label-width="0.25in"/>
      </text:list-level-style-number>
      <text:list-level-style-number text:level="4" text:style-name="Numbering_20_Symbols" style:num-suffix="." style:num-format="I" text:start-value="4">
        <style:list-level-properties text:space-before="0.5909in" text:min-label-width="0.25in"/>
      </text:list-level-style-number>
      <text:list-level-style-number text:level="5" text:style-name="Numbering_20_Symbols" style:num-suffix="." style:num-format="I" text:start-value="5">
        <style:list-level-properties text:space-before="0.7874in" text:min-label-width="0.25in"/>
      </text:list-level-style-number>
      <text:list-level-style-number text:level="6" text:style-name="Numbering_20_Symbols" style:num-suffix="." style:num-format="I" text:start-value="6">
        <style:list-level-properties text:space-before="0.9846in" text:min-label-width="0.25in"/>
      </text:list-level-style-number>
      <text:list-level-style-number text:level="7" text:style-name="Numbering_20_Symbols" style:num-suffix="." style:num-format="I" text:start-value="7">
        <style:list-level-properties text:space-before="1.1811in" text:min-label-width="0.25in"/>
      </text:list-level-style-number>
      <text:list-level-style-number text:level="8" text:style-name="Numbering_20_Symbols" style:num-suffix="." style:num-format="I" text:start-value="8">
        <style:list-level-properties text:space-before="1.3783in" text:min-label-width="0.25in"/>
      </text:list-level-style-number>
      <text:list-level-style-number text:level="9" text:style-name="Numbering_20_Symbols" style:num-suffix="." style:num-format="I" text:start-value="9">
        <style:list-level-properties text:space-before="1.5752in" text:min-label-width="0.25in"/>
      </text:list-level-style-number>
      <text:list-level-style-number text:level="10" text:style-name="Numbering_20_Symbols" style:num-suffix="." style:num-format="I" text:start-value="10">
        <style:list-level-properties text:space-before="1.772in" text:min-label-width="0.25in"/>
      </text:list-level-style-number>
    </text:list-style>
    <text:list-style style:name="Numbering_20_5" style:display-name="Numbering 5">
      <text:list-level-style-number text:level="1" text:style-name="Numbering_20_Symbols" style:num-suffix="." style:num-format="1">
        <style:list-level-properties text:min-label-width="0.25in"/>
      </text:list-level-style-number>
      <text:list-level-style-number text:level="2" text:style-name="Numbering_20_Symbols" style:num-suffix="." style:num-format="1" text:start-value="2" text:display-levels="2">
        <style:list-level-properties text:space-before="0.1772in" text:min-label-width="0.25in"/>
      </text:list-level-style-number>
      <text:list-level-style-number text:level="3" text:style-name="Numbering_20_Symbols" style:num-suffix=")" style:num-format="a" text:start-value="3">
        <style:list-level-properties text:space-before="0.4335in" text:min-label-width="0.25in"/>
      </text:list-level-style-number>
      <text:list-level-style-bullet text:level="4" text:style-name="Numbering_20_Symbols" text:bullet-char="•">
        <style:list-level-properties text:space-before="0.6319in" text:min-label-width="0.25in"/>
        <style:text-properties style:font-name="StarSymbol"/>
      </text:list-level-style-bullet>
      <text:list-level-style-bullet text:level="5" text:style-name="Numbering_20_Symbols" text:bullet-char="•">
        <style:list-level-properties text:space-before="0.7874in" text:min-label-width="0.25in"/>
        <style:text-properties style:font-name="StarSymbol"/>
      </text:list-level-style-bullet>
      <text:list-level-style-bullet text:level="6" text:style-name="Numbering_20_Symbols" text:bullet-char="•">
        <style:list-level-properties text:space-before="0.9429in" text:min-label-width="0.25in"/>
        <style:text-properties style:font-name="StarSymbol"/>
      </text:list-level-style-bullet>
      <text:list-level-style-bullet text:level="7" text:style-name="Numbering_20_Symbols" text:bullet-char="•">
        <style:list-level-properties text:space-before="1.0984in" text:min-label-width="0.25in"/>
        <style:text-properties style:font-name="StarSymbol"/>
      </text:list-level-style-bullet>
      <text:list-level-style-bullet text:level="8" text:style-name="Numbering_20_Symbols" text:bullet-char="•">
        <style:list-level-properties text:space-before="1.2543in" text:min-label-width="0.25in"/>
        <style:text-properties style:font-name="StarSymbol"/>
      </text:list-level-style-bullet>
      <text:list-level-style-bullet text:level="9" text:style-name="Numbering_20_Symbols" text:bullet-char="•">
        <style:list-level-properties text:space-before="1.4098in" text:min-label-width="0.25in"/>
        <style:text-properties style:font-name="StarSymbol"/>
      </text:list-level-style-bullet>
      <text:list-level-style-bullet text:level="10" text:style-name="Numbering_20_Symbols" text:bullet-char="•">
        <style:list-level-properties text:space-before="1.5654in" text:min-label-width="0.25in"/>
        <style:text-properties style:font-name="StarSymbol"/>
      </text:list-level-style-bullet>
    </text:list-style>
    <text:list-style style:name="List_20_1" style:display-name="List 1">
      <text:list-level-style-bullet text:level="1" text:style-name="Numbering_20_Symbols" text:bullet-char="•">
        <style:list-level-properties text:min-label-width="0.25in"/>
        <style:text-properties style:font-name="StarSymbol"/>
      </text:list-level-style-bullet>
      <text:list-level-style-bullet text:level="2" text:style-name="Numbering_20_Symbols" text:bullet-char="•">
        <style:list-level-properties text:space-before="0.1575in" text:min-label-width="0.25in"/>
        <style:text-properties style:font-name="StarSymbol"/>
      </text:list-level-style-bullet>
      <text:list-level-style-bullet text:level="3" text:style-name="Numbering_20_Symbols" text:bullet-char="•">
        <style:list-level-properties text:space-before="0.3146in" text:min-label-width="0.25in"/>
        <style:text-properties style:font-name="StarSymbol"/>
      </text:list-level-style-bullet>
      <text:list-level-style-bullet text:level="4" text:style-name="Numbering_20_Symbols" text:bullet-char="•">
        <style:list-level-properties text:space-before="0.472in" text:min-label-width="0.25in"/>
        <style:text-properties style:font-name="StarSymbol"/>
      </text:list-level-style-bullet>
      <text:list-level-style-bullet text:level="5" text:style-name="Numbering_20_Symbols" text:bullet-char="•">
        <style:list-level-properties text:space-before="0.6299in" text:min-label-width="0.25in"/>
        <style:text-properties style:font-name="StarSymbol"/>
      </text:list-level-style-bullet>
      <text:list-level-style-bullet text:level="6" text:style-name="Numbering_20_Symbols" text:bullet-char="•">
        <style:list-level-properties text:space-before="0.7874in" text:min-label-width="0.25in"/>
        <style:text-properties style:font-name="StarSymbol"/>
      </text:list-level-style-bullet>
      <text:list-level-style-bullet text:level="7" text:style-name="Numbering_20_Symbols" text:bullet-char="•">
        <style:list-level-properties text:space-before="0.9445in" text:min-label-width="0.25in"/>
        <style:text-properties style:font-name="StarSymbol"/>
      </text:list-level-style-bullet>
      <text:list-level-style-bullet text:level="8" text:style-name="Numbering_20_Symbols" text:bullet-char="•">
        <style:list-level-properties text:space-before="1.102in" text:min-label-width="0.25in"/>
        <style:text-properties style:font-name="StarSymbol"/>
      </text:list-level-style-bullet>
      <text:list-level-style-bullet text:level="9" text:style-name="Numbering_20_Symbols" text:bullet-char="•">
        <style:list-level-properties text:space-before="1.2598in" text:min-label-width="0.25in"/>
        <style:text-properties style:font-name="StarSymbol"/>
      </text:list-level-style-bullet>
      <text:list-level-style-bullet text:level="10" text:style-name="Numbering_20_Symbols" text:bullet-char="•">
        <style:list-level-properties text:space-before="1.4173in" text:min-label-width="0.25in"/>
        <style:text-properties style:font-name="StarSymbol"/>
      </text:list-level-style-bullet>
    </text:list-style>
    <text:list-style style:name="List_20_2" style:display-name="List 2">
      <text:list-level-style-bullet text:level="1" text:style-name="Numbering_20_Symbols" text:bullet-char="–">
        <style:list-level-properties text:min-label-width="0.25in"/>
        <style:text-properties style:font-name="StarSymbol"/>
      </text:list-level-style-bullet>
      <text:list-level-style-bullet text:level="2" text:style-name="Numbering_20_Symbols" text:bullet-char="–">
        <style:list-level-properties text:space-before="0.1181in" text:min-label-width="0.25in"/>
        <style:text-properties style:font-name="StarSymbol"/>
      </text:list-level-style-bullet>
      <text:list-level-style-bullet text:level="3" text:style-name="Numbering_20_Symbols" text:bullet-char="–">
        <style:list-level-properties text:space-before="0.2362in" text:min-label-width="0.25in"/>
        <style:text-properties style:font-name="StarSymbol"/>
      </text:list-level-style-bullet>
      <text:list-level-style-bullet text:level="4" text:style-name="Numbering_20_Symbols" text:bullet-char="–">
        <style:list-level-properties text:space-before="0.3543in" text:min-label-width="0.25in"/>
        <style:text-properties style:font-name="StarSymbol"/>
      </text:list-level-style-bullet>
      <text:list-level-style-bullet text:level="5" text:style-name="Numbering_20_Symbols" text:bullet-char="–">
        <style:list-level-properties text:space-before="0.472in" text:min-label-width="0.25in"/>
        <style:text-properties style:font-name="StarSymbol"/>
      </text:list-level-style-bullet>
      <text:list-level-style-bullet text:level="6" text:style-name="Numbering_20_Symbols" text:bullet-char="–">
        <style:list-level-properties text:space-before="0.5902in" text:min-label-width="0.25in"/>
        <style:text-properties style:font-name="StarSymbol"/>
      </text:list-level-style-bullet>
      <text:list-level-style-bullet text:level="7" text:style-name="Numbering_20_Symbols" text:bullet-char="–">
        <style:list-level-properties text:space-before="0.7091in" text:min-label-width="0.25in"/>
        <style:text-properties style:font-name="StarSymbol"/>
      </text:list-level-style-bullet>
      <text:list-level-style-bullet text:level="8" text:style-name="Numbering_20_Symbols" text:bullet-char="–">
        <style:list-level-properties text:space-before="0.8272in" text:min-label-width="0.25in"/>
        <style:text-properties style:font-name="StarSymbol"/>
      </text:list-level-style-bullet>
      <text:list-level-style-bullet text:level="9" text:style-name="Numbering_20_Symbols" text:bullet-char="–">
        <style:list-level-properties text:space-before="0.9453in" text:min-label-width="0.25in"/>
        <style:text-properties style:font-name="StarSymbol"/>
      </text:list-level-style-bullet>
      <text:list-level-style-bullet text:level="10" text:style-name="Numbering_20_Symbols" text:bullet-char="–">
        <style:list-level-properties text:space-before="1.0634in" text:min-label-width="0.25in"/>
        <style:text-properties style:font-name="StarSymbol"/>
      </text:list-level-style-bullet>
    </text:list-style>
    <text:list-style style:name="List_20_3" style:display-name="List 3">
      <text:list-level-style-bullet text:level="1" text:style-name="Numbering_20_Symbols" text:bullet-char="☑">
        <style:list-level-properties text:min-label-width="0.25in"/>
        <style:text-properties style:font-name="StarSymbol"/>
      </text:list-level-style-bullet>
      <text:list-level-style-bullet text:level="2" text:style-name="Numbering_20_Symbols" text:bullet-char="□">
        <style:list-level-properties text:space-before="0.1555in" text:min-label-width="0.25in"/>
        <style:text-properties style:font-name="StarSymbol"/>
      </text:list-level-style-bullet>
      <text:list-level-style-bullet text:level="3" text:style-name="Numbering_20_Symbols" text:bullet-char="☑">
        <style:list-level-properties text:min-label-width="0.25in"/>
        <style:text-properties style:font-name="StarSymbol"/>
      </text:list-level-style-bullet>
      <text:list-level-style-bullet text:level="4" text:style-name="Numbering_20_Symbols" text:bullet-char="□">
        <style:list-level-properties text:space-before="0.1555in" text:min-label-width="0.25in"/>
        <style:text-properties style:font-name="StarSymbol"/>
      </text:list-level-style-bullet>
      <text:list-level-style-bullet text:level="5" text:style-name="Numbering_20_Symbols" text:bullet-char="☑">
        <style:list-level-properties text:min-label-width="0.25in"/>
        <style:text-properties style:font-name="StarSymbol"/>
      </text:list-level-style-bullet>
      <text:list-level-style-bullet text:level="6" text:style-name="Numbering_20_Symbols" text:bullet-char="□">
        <style:list-level-properties text:space-before="0.1555in" text:min-label-width="0.25in"/>
        <style:text-properties style:font-name="StarSymbol"/>
      </text:list-level-style-bullet>
      <text:list-level-style-bullet text:level="7" text:style-name="Numbering_20_Symbols" text:bullet-char="☑">
        <style:list-level-properties text:min-label-width="0.25in"/>
        <style:text-properties style:font-name="StarSymbol"/>
      </text:list-level-style-bullet>
      <text:list-level-style-bullet text:level="8" text:style-name="Numbering_20_Symbols" text:bullet-char="□">
        <style:list-level-properties text:space-before="0.1555in" text:min-label-width="0.25in"/>
        <style:text-properties style:font-name="StarSymbol"/>
      </text:list-level-style-bullet>
      <text:list-level-style-bullet text:level="9" text:style-name="Numbering_20_Symbols" text:bullet-char="☑">
        <style:list-level-properties text:min-label-width="0.25in"/>
        <style:text-properties style:font-name="StarSymbol"/>
      </text:list-level-style-bullet>
      <text:list-level-style-bullet text:level="10" text:style-name="Numbering_20_Symbols" text:bullet-char="□">
        <style:list-level-properties text:space-before="0.1555in" text:min-label-width="0.25in"/>
        <style:text-properties style:font-name="StarSymbol"/>
      </text:list-level-style-bullet>
    </text:list-style>
    <text:list-style style:name="List_20_4" style:display-name="List 4">
      <text:list-level-style-bullet text:level="1" text:style-name="Numbering_20_Symbols" text:bullet-char="➢">
        <style:list-level-properties text:min-label-width="0.25in"/>
        <style:text-properties style:font-name="StarSymbol"/>
      </text:list-level-style-bullet>
      <text:list-level-style-bullet text:level="2" text:style-name="Numbering_20_Symbols" text:bullet-char="">
        <style:list-level-properties text:space-before="0.1575in" text:min-label-width="0.25in"/>
        <style:text-properties style:font-name="StarSymbol"/>
      </text:list-level-style-bullet>
      <text:list-level-style-bullet text:level="3" text:style-name="Numbering_20_Symbols" text:bullet-char="">
        <style:list-level-properties text:space-before="0.3146in" text:min-label-width="0.25in"/>
        <style:text-properties style:font-name="StarSymbol"/>
      </text:list-level-style-bullet>
      <text:list-level-style-bullet text:level="4" text:style-name="Numbering_20_Symbols" text:bullet-char="">
        <style:list-level-properties text:space-before="0.472in" text:min-label-width="0.25in"/>
        <style:text-properties style:font-name="StarSymbol"/>
      </text:list-level-style-bullet>
      <text:list-level-style-bullet text:level="5" text:style-name="Numbering_20_Symbols" text:bullet-char="">
        <style:list-level-properties text:space-before="0.6299in" text:min-label-width="0.25in"/>
        <style:text-properties style:font-name="StarSymbol"/>
      </text:list-level-style-bullet>
      <text:list-level-style-bullet text:level="6" text:style-name="Numbering_20_Symbols" text:bullet-char="">
        <style:list-level-properties text:space-before="0.7874in" text:min-label-width="0.25in"/>
        <style:text-properties style:font-name="StarSymbol"/>
      </text:list-level-style-bullet>
      <text:list-level-style-bullet text:level="7" text:style-name="Numbering_20_Symbols" text:bullet-char="">
        <style:list-level-properties text:space-before="0.9445in" text:min-label-width="0.25in"/>
        <style:text-properties style:font-name="StarSymbol"/>
      </text:list-level-style-bullet>
      <text:list-level-style-bullet text:level="8" text:style-name="Numbering_20_Symbols" text:bullet-char="">
        <style:list-level-properties text:space-before="1.102in" text:min-label-width="0.25in"/>
        <style:text-properties style:font-name="StarSymbol"/>
      </text:list-level-style-bullet>
      <text:list-level-style-bullet text:level="9" text:style-name="Numbering_20_Symbols" text:bullet-char="">
        <style:list-level-properties text:space-before="1.2598in" text:min-label-width="0.25in"/>
        <style:text-properties style:font-name="StarSymbol"/>
      </text:list-level-style-bullet>
      <text:list-level-style-bullet text:level="10" text:style-name="Numbering_20_Symbols" text:bullet-char="">
        <style:list-level-properties text:space-before="1.4173in" text:min-label-width="0.25in"/>
        <style:text-properties style:font-name="StarSymbol"/>
      </text:list-level-style-bullet>
    </text:list-style>
    <text:list-style style:name="List_20_5" style:display-name="List 5">
      <text:list-level-style-bullet text:level="1" text:style-name="Numbering_20_Symbols" text:bullet-char="✗">
        <style:list-level-properties text:min-label-width="0.25in"/>
        <style:text-properties style:font-name="StarSymbol"/>
      </text:list-level-style-bullet>
      <text:list-level-style-bullet text:level="2" text:style-name="Numbering_20_Symbols" text:bullet-char="✗">
        <style:list-level-properties text:space-before="0.1575in" text:min-label-width="0.25in"/>
        <style:text-properties style:font-name="StarSymbol"/>
      </text:list-level-style-bullet>
      <text:list-level-style-bullet text:level="3" text:style-name="Numbering_20_Symbols" text:bullet-char="✗">
        <style:list-level-properties text:space-before="0.3146in" text:min-label-width="0.25in"/>
        <style:text-properties style:font-name="StarSymbol"/>
      </text:list-level-style-bullet>
      <text:list-level-style-bullet text:level="4" text:style-name="Numbering_20_Symbols" text:bullet-char="✗">
        <style:list-level-properties text:space-before="0.472in" text:min-label-width="0.25in"/>
        <style:text-properties style:font-name="StarSymbol"/>
      </text:list-level-style-bullet>
      <text:list-level-style-bullet text:level="5" text:style-name="Numbering_20_Symbols" text:bullet-char="✗">
        <style:list-level-properties text:space-before="0.6299in" text:min-label-width="0.25in"/>
        <style:text-properties style:font-name="StarSymbol"/>
      </text:list-level-style-bullet>
      <text:list-level-style-bullet text:level="6" text:style-name="Numbering_20_Symbols" text:bullet-char="✗">
        <style:list-level-properties text:space-before="0.7874in" text:min-label-width="0.25in"/>
        <style:text-properties style:font-name="StarSymbol"/>
      </text:list-level-style-bullet>
      <text:list-level-style-bullet text:level="7" text:style-name="Numbering_20_Symbols" text:bullet-char="✗">
        <style:list-level-properties text:space-before="0.9445in" text:min-label-width="0.25in"/>
        <style:text-properties style:font-name="StarSymbol"/>
      </text:list-level-style-bullet>
      <text:list-level-style-bullet text:level="8" text:style-name="Numbering_20_Symbols" text:bullet-char="✗">
        <style:list-level-properties text:space-before="1.102in" text:min-label-width="0.25in"/>
        <style:text-properties style:font-name="StarSymbol"/>
      </text:list-level-style-bullet>
      <text:list-level-style-bullet text:level="9" text:style-name="Numbering_20_Symbols" text:bullet-char="✗">
        <style:list-level-properties text:space-before="1.2598in" text:min-label-width="0.25in"/>
        <style:text-properties style:font-name="StarSymbol"/>
      </text:list-level-style-bullet>
      <text:list-level-style-bullet text:level="10" text:style-name="Numbering_20_Symbols" text:bullet-char="✗">
        <style:list-level-properties text:space-before="1.4173in" text:min-label-width="0.2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8in" fo:margin-bottom="0.8in" fo:margin-left="0.8in" fo:margin-right="0.8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First_20_Page" style:display-name="First Page" style:page-layout-name="pm2" style:next-style-name="Left_20_Page"/>
    <style:master-page style:name="Left_20_Page" style:display-name="Left Page" style:page-layout-name="pm3" style:next-style-name="Right_20_Page">
      <style:header>
        <text:p text:style-name="Header_20_left"><text:chapter text:display="name" text:outline-level="1">Implementing a Service in JavaScript</text:chapter>:<text:chapter text:display="name" text:outline-level="2">Defining the Metadata</text:chapter></text:p>
      </style:header>
      <style:footer>
        <text:p text:style-name="Footer_20_left"><text:page-number style:num-format="1" text:select-page="current">2</text:page-number></text:p>
      </style:footer>
    </style:master-page>
    <style:master-page style:name="Right_20_Page" style:display-name="Right Page" style:page-layout-name="pm4" style:next-style-name="Left_20_Page">
      <style:header>
        <text:p text:style-name="Header_20_right"><text:chapter text:display="name" text:outline-level="1">Implementing a Service in ECMAScript for XML(E4X)</text:chapter>:<text:chapter text:display="name" text:outline-level="2">Implementing a Service in ECMAScript for XML(E4X)</text:chapter></text:p>
      </style:header>
      <style:footer>
        <text:p text:style-name="Footer_20_right"><text:page-number style:num-format="1"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Eric Johnson</meta:initial-creator>
    <meta:creation-date>2006-05-03T21:25:41</meta:creation-date>
    <dc:creator>Eric Johnson</dc:creator>
    <dc:date>2006-05-04T16:03:06</dc:date>
    <dc:language>en-US</dc:language>
    <meta:editing-cycles>97</meta:editing-cycles>
    <meta:editing-duration>PT1H41M4S</meta:editing-duration>
    <meta:user-defined meta:name="Info 1"/>
    <meta:user-defined meta:name="Info 2"/>
    <meta:user-defined meta:name="Info 3"/>
    <meta:user-defined meta:name="Info 4"/>
    <meta:document-statistic meta:table-count="0" meta:image-count="0" meta:object-count="0" meta:page-count="3" meta:paragraph-count="72" meta:word-count="695" meta:character-count="5161"/>
  </office:meta>
</office:document-meta>
</file>

<file path=Basic/Standard/Celtix.xml><?xml version="1.0" encoding="utf-8"?>
<!DOCTYPE module  PUBLIC '-//OpenOffice.org//DTD OfficeDocument 1.0//EN'  'module.dtd'>
<script:module xmlns:script="http://openoffice.org/2000/script" script:name="Celtix" script:language="StarBasic">REM  *****  BASIC  *****

Sub Main

End Sub


sub Insert_List_Bullet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I_ListBulletIndent"
args3(1).Name = "Family"
args3(1).Value = 2

dispatcher.executeDispatch(document, ".uno:StyleApply", "", 0, args3())

rem ----------------------------------------------------------------------
dim args4(0) as new com.sun.star.beans.PropertyValue
args4(0).Name = "NumRule"
args4(0).Value = "List 2"

dispatcher.executeDispatch(document, ".uno:NumRule", "", 0, args4())


end sub


sub Insert_List_Number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2(1) as new com.sun.star.beans.PropertyValue
args2(0).Name = "Template"
args2(0).Value = "LNF_ListNumberFirst"
args2(1).Name = "Family"
args2(1).Value = 2

dispatcher.executeDispatch(document, ".uno:StyleApply", "", 0, args2())

rem ----------------------------------------------------------------------
dim args4(0) as new com.sun.star.beans.PropertyValue
args4(0).Name = "NumRule"
args4(0).Value = "Numbering 1"

dispatcher.executeDispatch(document, ".uno:NumRule", "", 0, args4())

rem ----------------------------------------------------------------------
dim args3(0) as new com.sun.star.beans.PropertyValue
args3(0).Name = "NumberingStart"
args3(0).Value = true

dispatcher.executeDispatch(document, ".uno:NumberingStart", "", 0, args3())

end sub

sub Insert_List_Number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IF_ListNumberIndentFirst"
args3(1).Name = "Family"
args3(1).Value = 2

dispatcher.executeDispatch(document, ".uno:StyleApply", "", 0, args3())

rem ----------------------------------------------------------------------
dim args4(0) as new com.sun.star.beans.PropertyValue
args4(0).Name = "NumRule"
args4(0).Value = "Numbering 2"

dispatcher.executeDispatch(document, ".uno:NumRule", "", 0, args4())

rem ----------------------------------------------------------------------
dim args5(0) as new com.sun.star.beans.PropertyValue
args5(0).Name = "NumberingStart"
args5(0).Value = true

dispatcher.executeDispatch(document, ".uno:NumberingStart", "", 0, args5())

end sub


sub Insert_List_Continue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_ListContinue"
args3(1).Name = "Family"
args3(1).Value = 2

dispatcher.executeDispatch(document, ".uno:StyleApply", "", 0, args3())

rem ----------------------------------------------------------------------
dim args4(0) as new com.sun.star.beans.PropertyValue
args4(0).Name = "NumRule"
args4(0).Value = ""

dispatcher.executeDispatch(document, ".uno:NumRule", "", 0, args4())


end sub


sub Insert_List_Continue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I_ListContinueIndent"
args3(1).Name = "Family"
args3(1).Value = 2

dispatcher.executeDispatch(document, ".uno:StyleApply", "", 0, args3())

rem ----------------------------------------------------------------------
dim args4(0) as new com.sun.star.beans.PropertyValue
args4(0).Name = "NumRule"
args4(0).Value = ""

dispatcher.executeDispatch(document, ".uno:NumRule", "", 0, args4())


end sub

sub Insert_List_Bulle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_ListBullet"
args3(1).Name = "Family"
args3(1).Value = 2

dispatcher.executeDispatch(document, ".uno:StyleApply", "", 0, args3())

rem ----------------------------------------------------------------------
dim args4(0) as new com.sun.star.beans.PropertyValue
args4(0).Name = "NumRule"
args4(0).Value = "List 1"

dispatcher.executeDispatch(document, ".uno:NumRule", "", 0, args4())


end sub


sub Insert_Note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dispatcher.executeDispatch(document, ".uno:InsertPara", "", 0, Array())

rem ----------------------------------------------------------------------
dim args3(1) as new com.sun.star.beans.PropertyValue
args3(0).Name = "Template"
args3(0).Value = "NT_Note"
args3(1).Name = "Family"
args3(1).Value = 2

dispatcher.executeDispatch(document, ".uno:StyleApply", "", 0, args3())

rem ----------------------------------------------------------------------
dim args5(1) as new com.sun.star.beans.PropertyValue
args5(0).Name = "Template"
args5(0).Value = "Strong Emphasis"
args5(1).Name = "Family"
args5(1).Value = 1

dispatcher.executeDispatch(document, ".uno:StyleApply", "", 0, args5())

rem ----------------------------------------------------------------------
dim args4(5) as new com.sun.star.beans.PropertyValue
args4(0).Name = "Type"
args4(0).Value = 20
args4(1).Name = "SubType"
args4(1).Value = 1
args4(2).Name = "Name"
args4(2).Value = "Note"
args4(3).Name = "Content"
args4(3).Value = "Note: "
args4(4).Name = "Format"
args4(4).Value = -1
args4(5).Name = "Separator"
args4(5).Value = " "

dispatcher.executeDispatch(document, ".uno:InsertField", "", 0, args4())

rem ----------------------------------------------------------------------
dim args6(1) as new com.sun.star.beans.PropertyValue
args6(0).Name = "Template"
args6(0).Value = "Default"
args6(1).Name = "Family"
args6(1).Value = 1

dispatcher.executeDispatch(document, ".uno:StyleApply", "", 0, args6())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eltix"/>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